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Condensed" svg:font-family="'Ubuntu Condensed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Ubuntu Condensed" officeooo:rsid="00185e18" officeooo:paragraph-rsid="00185e18"/>
    </style:style>
    <style:style style:name="P2" style:family="paragraph" style:parent-style-name="Text_20_body" style:list-style-name="L1">
      <style:text-properties style:font-name="Ubuntu Condensed" officeooo:rsid="00185e18" officeooo:paragraph-rsid="00185e18"/>
    </style:style>
    <style:style style:name="P3" style:family="paragraph" style:parent-style-name="Text_20_body">
      <style:text-properties style:font-name="FreeSerif" fo:font-size="13pt" officeooo:rsid="00185e18" officeooo:paragraph-rsid="00185e18" style:font-size-asian="13pt" style:font-size-complex="13pt"/>
    </style:style>
    <style:style style:name="P4" style:family="paragraph" style:parent-style-name="Heading_20_2">
      <style:text-properties officeooo:rsid="00185e18" officeooo:paragraph-rsid="00185e18"/>
    </style:style>
    <style:style style:name="T1" style:family="text">
      <style:text-properties style:font-name="Ubuntu Condense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Team charter: </text:h>
      <text:list xml:id="list3573010843" text:style-name="L1">
        <text:list-item>
          <text:p text:style-name="P2"><text:span text:style-name="T2">Values: </text:span>customer satisfaction – work ethics – do my best.</text:p>
        </text:list-item>
        <text:list-item>
          <text:p text:style-name="P2"><text:span text:style-name="T2">Communication Guidelines:</text:span> Slack channel – daily zoom meeting.</text:p>
        </text:list-item>
        <text:list-item>
          <text:p text:style-name="P2"><text:span text:style-name="T2">Fun Events:</text:span> at the end of the project. </text:p>
        </text:list-item>
        <text:list-item>
          <text:p text:style-name="P2"><text:span text:style-name="T2">Norms:</text:span> we start at 11:00 AM – work online and on site. </text:p>
        </text:list-item>
        <text:list-item>
          <text:p text:style-name="P2"><text:span text:style-name="T2">Meeting Guidelines:</text:span> during the meeting we decide the guidelines for the next meeting. </text:p>
        </text:list-item>
        <text:list-item>
          <text:p text:style-name="P2"><text:span text:style-name="T2">Decision-making process: </text:span>we discuss until we all accept the decision. </text:p>
        </text:list-item>
        <text:list-item>
          <text:p text:style-name="P2"><text:span text:style-name="T2">Conflict resolution process:</text:span> we consult the project manager.</text:p>
        </text:list-item>
      </text:list>
      <text:p text:style-name="P1"/>
      <text:p text:style-name="P3">The Team charter was created based on what the team has agreed and feel comfortable about each 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Condensed" svg:font-family="'Ubuntu Condensed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1T20:54:46.477804280</dc:date>
    <meta:editing-duration>PT8H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92" meta:character-count="549" meta:non-whitespace-character-count="464"/>
  </office:meta>
</office:document-meta>
</file>